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automatic-styles>
    <style:style style:name="P1" style:family="paragraph" style:parent-style-name="Standard">
      <style:paragraph-properties style:writing-mode="lr-tb"/>
      <style:text-properties style:font-name="sans-serif" fo:font-size="15.75pt"/>
    </style:style>
    <style:style style:name="P2" style:family="paragraph" style:parent-style-name="Standard">
      <style:paragraph-properties style:writing-mode="lr-tb"/>
      <style:text-properties style:font-name="sans-serif" fo:font-size="15.75pt" officeooo:paragraph-rsid="001ad440"/>
    </style:style>
    <style:style style:name="P3" style:family="paragraph" style:parent-style-name="Standard">
      <style:paragraph-properties style:writing-mode="lr-tb"/>
      <style:text-properties style:font-name="sans-serif" fo:font-size="12.75pt" officeooo:paragraph-rsid="001ad440"/>
    </style:style>
    <style:style style:name="P4" style:family="paragraph" style:parent-style-name="Standard">
      <style:paragraph-properties style:writing-mode="lr-tb"/>
      <style:text-properties style:font-name="sans-serif" fo:font-size="13.5pt" officeooo:paragraph-rsid="001ad440"/>
    </style:style>
    <style:style style:name="P5" style:family="paragraph" style:parent-style-name="Standard">
      <style:paragraph-properties style:writing-mode="lr-tb"/>
      <style:text-properties style:font-name="sans-serif" fo:font-size="11.25pt" officeooo:paragraph-rsid="001ad440"/>
    </style:style>
    <style:style style:name="P6" style:family="paragraph" style:parent-style-name="Standard">
      <style:paragraph-properties style:writing-mode="lr-tb"/>
      <style:text-properties style:font-name="sans-serif" fo:font-size="11.25pt" officeooo:rsid="001ad440" officeooo:paragraph-rsid="001ad440"/>
    </style:style>
    <style:style style:name="P7" style:family="paragraph" style:parent-style-name="Standard">
      <style:paragraph-properties style:writing-mode="lr-tb"/>
      <style:text-properties style:font-name="sans-serif" fo:font-size="11.25pt" officeooo:rsid="001ad440" officeooo:paragraph-rsid="001b14f6"/>
    </style:style>
    <style:style style:name="P8" style:family="paragraph" style:parent-style-name="Standard">
      <style:paragraph-properties style:writing-mode="lr-tb"/>
      <style:text-properties style:font-name="sans-serif" fo:font-size="11.25pt" officeooo:rsid="001ad440" officeooo:paragraph-rsid="001b9bf2"/>
    </style:style>
    <style:style style:name="P9" style:family="paragraph" style:parent-style-name="Standard">
      <style:paragraph-properties style:writing-mode="lr-tb"/>
      <style:text-properties style:font-name="sans-serif" fo:font-size="11.25pt" officeooo:rsid="001bf38f" officeooo:paragraph-rsid="001bf38f"/>
    </style:style>
    <style:style style:name="P10" style:family="paragraph" style:parent-style-name="Standard">
      <style:paragraph-properties style:writing-mode="lr-tb"/>
      <style:text-properties officeooo:paragraph-rsid="001b9bf2"/>
    </style:style>
    <style:style style:name="P11" style:family="paragraph" style:parent-style-name="Standard">
      <style:paragraph-properties style:writing-mode="lr-tb"/>
      <style:text-properties officeooo:paragraph-rsid="001bf38f"/>
    </style:style>
    <style:style style:name="P12" style:family="paragraph" style:parent-style-name="Standard">
      <style:paragraph-properties style:writing-mode="lr-tb"/>
      <style:text-properties style:font-name="sans-serif" fo:font-size="12.75pt" officeooo:rsid="001ad440" officeooo:paragraph-rsid="001b14f6"/>
    </style:style>
    <style:style style:name="P13" style:family="paragraph" style:parent-style-name="Standard">
      <style:paragraph-properties style:writing-mode="lr-tb"/>
      <style:text-properties style:font-name="sans-serif" fo:font-size="12.75pt" officeooo:rsid="001ad440" officeooo:paragraph-rsid="001b9bf2"/>
    </style:style>
    <style:style style:name="P14" style:family="paragraph" style:parent-style-name="Standard">
      <style:paragraph-properties style:writing-mode="lr-tb"/>
      <style:text-properties style:font-name="sans-serif" fo:font-size="12.75pt" officeooo:rsid="001ad440" officeooo:paragraph-rsid="001bf38f"/>
    </style:style>
    <style:style style:name="P15" style:family="paragraph" style:parent-style-name="Standard">
      <style:paragraph-properties style:writing-mode="lr-tb"/>
      <style:text-properties style:font-name="sans-serif" fo:font-size="12.75pt" officeooo:paragraph-rsid="001ad440"/>
    </style:style>
    <style:style style:name="P16" style:family="paragraph" style:parent-style-name="Standard">
      <style:paragraph-properties style:writing-mode="lr-tb"/>
      <style:text-properties style:font-name="sans-serif" fo:font-size="12.75pt" officeooo:paragraph-rsid="001b14f6"/>
    </style:style>
    <style:style style:name="P17" style:family="paragraph" style:parent-style-name="Standard">
      <style:paragraph-properties style:writing-mode="lr-tb"/>
      <style:text-properties style:font-name="sans-serif" fo:font-size="15.75pt" officeooo:paragraph-rsid="001ad440"/>
    </style:style>
    <style:style style:name="P18" style:family="paragraph" style:parent-style-name="Standard">
      <style:paragraph-properties style:writing-mode="lr-tb"/>
      <style:text-properties style:font-name="sans-serif" fo:font-size="11.25pt" officeooo:paragraph-rsid="0059b775"/>
    </style:style>
    <style:style style:name="P19" style:family="paragraph" style:parent-style-name="Standard">
      <style:paragraph-properties style:writing-mode="lr-tb"/>
      <style:text-properties style:font-name="sans-serif" fo:font-size="11.25pt" officeooo:paragraph-rsid="001b14f6"/>
    </style:style>
    <style:style style:name="P20" style:family="paragraph" style:parent-style-name="Standard">
      <style:paragraph-properties style:writing-mode="lr-tb"/>
      <style:text-properties style:font-name="sans-serif" fo:font-size="11.25pt" officeooo:rsid="001ad440" officeooo:paragraph-rsid="001b14f6"/>
    </style:style>
    <style:style style:name="P21" style:family="paragraph" style:parent-style-name="Standard">
      <style:paragraph-properties style:writing-mode="lr-tb"/>
      <style:text-properties style:font-name="sans-serif" fo:font-size="11.25pt" officeooo:rsid="01139569" officeooo:paragraph-rsid="00d97871" style:font-name-asian="sans-serif" style:font-size-asian="12pt"/>
    </style:style>
    <style:style style:name="P22" style:family="paragraph" style:parent-style-name="Standard">
      <style:paragraph-properties style:writing-mode="lr-tb"/>
      <style:text-properties style:font-name="sans-serif" fo:font-size="11.25pt" officeooo:rsid="01139569" officeooo:paragraph-rsid="00e77524" style:font-name-asian="sans-serif" style:font-size-asian="12pt"/>
    </style:style>
    <style:style style:name="P23" style:family="paragraph" style:parent-style-name="Standard">
      <style:paragraph-properties style:writing-mode="lr-tb"/>
      <style:text-properties officeooo:paragraph-rsid="001ad440"/>
    </style:style>
    <style:style style:name="P24" style:family="paragraph" style:parent-style-name="Standard">
      <style:paragraph-properties style:writing-mode="lr-tb"/>
      <style:text-properties officeooo:paragraph-rsid="0039357e"/>
    </style:style>
    <style:style style:name="P25" style:family="paragraph" style:parent-style-name="Standard">
      <style:paragraph-properties style:writing-mode="lr-tb"/>
      <style:text-properties officeooo:paragraph-rsid="004899aa"/>
    </style:style>
    <style:style style:name="P26" style:family="paragraph" style:parent-style-name="Standard">
      <style:paragraph-properties style:writing-mode="lr-tb"/>
      <style:text-properties officeooo:paragraph-rsid="0051672f"/>
    </style:style>
    <style:style style:name="P27" style:family="paragraph" style:parent-style-name="Standard">
      <style:paragraph-properties style:writing-mode="lr-tb"/>
      <style:text-properties officeooo:paragraph-rsid="0056a38a"/>
    </style:style>
    <style:style style:name="P28" style:family="paragraph" style:parent-style-name="Standard">
      <style:paragraph-properties style:writing-mode="lr-tb"/>
      <style:text-properties officeooo:paragraph-rsid="005d5375"/>
    </style:style>
    <style:style style:name="P29" style:family="paragraph" style:parent-style-name="Standard">
      <style:paragraph-properties style:writing-mode="lr-tb"/>
      <style:text-properties officeooo:paragraph-rsid="00784caa"/>
    </style:style>
    <style:style style:name="P30" style:family="paragraph" style:parent-style-name="Standard">
      <style:paragraph-properties style:writing-mode="lr-tb"/>
      <style:text-properties officeooo:paragraph-rsid="001b14f6"/>
    </style:style>
    <style:style style:name="P31" style:family="paragraph" style:parent-style-name="Standard">
      <style:paragraph-properties style:writing-mode="lr-tb"/>
      <style:text-properties officeooo:paragraph-rsid="009d719b"/>
    </style:style>
    <style:style style:name="P32" style:family="paragraph" style:parent-style-name="Standard">
      <style:paragraph-properties style:writing-mode="lr-tb"/>
      <style:text-properties officeooo:paragraph-rsid="009ff1ec"/>
    </style:style>
    <style:style style:name="P33" style:family="paragraph" style:parent-style-name="Standard">
      <style:paragraph-properties style:writing-mode="lr-tb"/>
      <style:text-properties officeooo:paragraph-rsid="00a3ecb7"/>
    </style:style>
    <style:style style:name="P34" style:family="paragraph" style:parent-style-name="Standard">
      <style:paragraph-properties style:writing-mode="lr-tb"/>
      <style:text-properties officeooo:paragraph-rsid="00a9a4a0"/>
    </style:style>
    <style:style style:name="P35" style:family="paragraph" style:parent-style-name="Standard">
      <style:paragraph-properties style:writing-mode="lr-tb"/>
      <style:text-properties officeooo:paragraph-rsid="00aec960"/>
    </style:style>
    <style:style style:name="P36" style:family="paragraph" style:parent-style-name="Standard">
      <style:paragraph-properties style:writing-mode="lr-tb"/>
      <style:text-properties officeooo:paragraph-rsid="001b9bf2"/>
    </style:style>
    <style:style style:name="P37" style:family="paragraph" style:parent-style-name="Standard">
      <style:paragraph-properties style:writing-mode="lr-tb"/>
      <style:text-properties officeooo:paragraph-rsid="00af54e6"/>
    </style:style>
    <style:style style:name="P38" style:family="paragraph" style:parent-style-name="Standard">
      <style:paragraph-properties style:writing-mode="lr-tb"/>
      <style:text-properties officeooo:paragraph-rsid="00ba6eec"/>
    </style:style>
    <style:style style:name="P39" style:family="paragraph" style:parent-style-name="Standard">
      <style:paragraph-properties style:writing-mode="lr-tb"/>
      <style:text-properties officeooo:paragraph-rsid="001bf38f"/>
    </style:style>
    <style:style style:name="P40" style:family="paragraph" style:parent-style-name="Standard">
      <style:paragraph-properties style:writing-mode="lr-tb"/>
      <style:text-properties officeooo:paragraph-rsid="00d6a96b"/>
    </style:style>
    <style:style style:name="P41" style:family="paragraph" style:parent-style-name="Standard">
      <style:paragraph-properties style:writing-mode="lr-tb"/>
      <style:text-properties officeooo:paragraph-rsid="00d803e8"/>
    </style:style>
    <style:style style:name="P42" style:family="paragraph" style:parent-style-name="Standard">
      <style:paragraph-properties style:writing-mode="lr-tb"/>
      <style:text-properties officeooo:rsid="00e86772" officeooo:paragraph-rsid="00d97871" style:font-name-asian="sans-serif" style:font-size-asian="12pt"/>
    </style:style>
    <style:style style:name="P43" style:family="paragraph" style:parent-style-name="Standard">
      <style:paragraph-properties style:writing-mode="lr-tb"/>
      <style:text-properties officeooo:rsid="00f907c2" officeooo:paragraph-rsid="00d97871" style:font-name-asian="sans-serif" style:font-size-asian="12pt"/>
    </style:style>
    <style:style style:name="P44" style:family="paragraph" style:parent-style-name="Standard">
      <style:paragraph-properties style:writing-mode="lr-tb"/>
      <style:text-properties officeooo:rsid="010a209e" officeooo:paragraph-rsid="00d97871"/>
    </style:style>
    <style:style style:name="P45" style:family="paragraph" style:parent-style-name="Standard">
      <style:paragraph-properties style:writing-mode="lr-tb"/>
      <style:text-properties officeooo:paragraph-rsid="00d97871"/>
    </style:style>
    <style:style style:name="P46" style:family="paragraph" style:parent-style-name="Standard">
      <style:paragraph-properties style:writing-mode="lr-tb"/>
      <style:text-properties officeooo:paragraph-rsid="00e8512c"/>
    </style:style>
    <style:style style:name="T1" style:family="text">
      <style:text-properties style:font-name="sans-serif" fo:font-size="13.5pt" officeooo:rsid="001ad440"/>
    </style:style>
    <style:style style:name="T2" style:family="text">
      <style:text-properties style:font-name="sans-serif" fo:font-size="11.25pt"/>
    </style:style>
    <style:style style:name="T3" style:family="text">
      <style:text-properties style:font-name="sans-serif" fo:font-size="11.25pt" officeooo:rsid="001ad440"/>
    </style:style>
    <style:style style:name="T4" style:family="text">
      <style:text-properties style:font-name="sans-serif" fo:font-size="11.25pt" style:font-name-asian="sans-serif" style:font-size-asian="12pt"/>
    </style:style>
    <style:style style:name="T5" style:family="text">
      <style:text-properties style:font-name="sans-serif" fo:font-size="11.25pt" officeooo:rsid="0049abbb" style:font-name-asian="sans-serif" style:font-size-asian="12pt"/>
    </style:style>
    <style:style style:name="T6" style:family="text">
      <style:text-properties style:font-name="sans-serif" fo:font-size="11.25pt" officeooo:rsid="004a9c34" style:font-name-asian="sans-serif" style:font-size-asian="12pt"/>
    </style:style>
    <style:style style:name="T7" style:family="text">
      <style:text-properties style:font-name="sans-serif" fo:font-size="11.25pt" officeooo:rsid="004d8958" style:font-name-asian="sans-serif" style:font-size-asian="12pt"/>
    </style:style>
    <style:style style:name="T8" style:family="text">
      <style:text-properties style:font-name="sans-serif" fo:font-size="11.25pt" officeooo:rsid="0051672f" style:font-name-asian="sans-serif" style:font-size-asian="12pt"/>
    </style:style>
    <style:style style:name="T9" style:family="text">
      <style:text-properties style:font-name="sans-serif" fo:font-size="11.25pt" officeooo:rsid="0051672f" style:font-name-asian="sans-serif" style:font-size-asian="10.5pt"/>
    </style:style>
    <style:style style:name="T10" style:family="text">
      <style:text-properties style:font-name="sans-serif" fo:font-size="11.25pt" officeooo:rsid="006e6add" style:font-name-asian="sans-serif" style:font-size-asian="10.5pt"/>
    </style:style>
    <style:style style:name="T11" style:family="text">
      <style:text-properties style:font-name="sans-serif" fo:font-size="11.25pt" style:font-name-asian="sans-serif" style:font-size-asian="11.25pt"/>
    </style:style>
    <style:style style:name="T12" style:family="text">
      <style:text-properties style:font-name="sans-serif" fo:font-size="11.25pt" officeooo:rsid="00983460" style:font-name-asian="sans-serif" style:font-size-asian="11.25pt"/>
    </style:style>
    <style:style style:name="T13" style:family="text">
      <style:text-properties style:font-name="sans-serif" fo:font-size="11.25pt" officeooo:rsid="009d719b" style:font-name-asian="sans-serif" style:font-size-asian="11.25pt"/>
    </style:style>
    <style:style style:name="T14" style:family="text">
      <style:text-properties style:font-name="sans-serif" fo:font-size="11.25pt" officeooo:rsid="001ad440" style:font-name-asian="sans-serif" style:font-size-asian="11.25pt"/>
    </style:style>
    <style:style style:name="T15" style:family="text">
      <style:text-properties style:font-name="sans-serif" fo:font-size="11.25pt" officeooo:rsid="00970d09" style:font-name-asian="sans-serif" style:font-size-asian="11.25pt"/>
    </style:style>
    <style:style style:name="T16" style:family="text">
      <style:text-properties style:font-name="sans-serif" fo:font-size="11.25pt" officeooo:rsid="009ff1ec" style:font-name-asian="sans-serif" style:font-size-asian="11.25pt"/>
    </style:style>
    <style:style style:name="T17" style:family="text">
      <style:text-properties style:font-name="sans-serif" fo:font-size="11.25pt" officeooo:rsid="00a3ecb7" style:font-name-asian="sans-serif" style:font-size-asian="11.25pt"/>
    </style:style>
    <style:style style:name="T18" style:family="text">
      <style:text-properties style:font-name="sans-serif" fo:font-size="11.25pt" officeooo:rsid="00a51eae" style:font-name-asian="sans-serif" style:font-size-asian="11.25pt"/>
    </style:style>
    <style:style style:name="T19" style:family="text">
      <style:text-properties style:font-name="sans-serif" fo:font-size="11.25pt" officeooo:rsid="00a6c3b2" style:font-name-asian="sans-serif" style:font-size-asian="11.25pt"/>
    </style:style>
    <style:style style:name="T20" style:family="text">
      <style:text-properties style:font-name="sans-serif" fo:font-size="11.25pt" officeooo:rsid="00af54e6" style:font-name-asian="sans-serif" style:font-size-asian="11.25pt"/>
    </style:style>
    <style:style style:name="T21" style:family="text">
      <style:text-properties style:font-name="sans-serif" fo:font-size="11.25pt" officeooo:rsid="00ba222e" style:font-name-asian="sans-serif" style:font-size-asian="11.25pt"/>
    </style:style>
    <style:style style:name="T22" style:family="text">
      <style:text-properties style:font-name="sans-serif" fo:font-size="11.25pt" officeooo:rsid="00ba6eec" style:font-name-asian="sans-serif" style:font-size-asian="11.25pt"/>
    </style:style>
    <style:style style:name="T23" style:family="text">
      <style:text-properties style:font-name="sans-serif" fo:font-size="11.25pt" officeooo:rsid="00bda984" style:font-name-asian="sans-serif" style:font-size-asian="11.25pt"/>
    </style:style>
    <style:style style:name="T24" style:family="text">
      <style:text-properties style:font-name="sans-serif" fo:font-size="11.25pt" officeooo:rsid="00bf2b5f" style:font-name-asian="sans-serif" style:font-size-asian="11.25pt"/>
    </style:style>
    <style:style style:name="T25" style:family="text">
      <style:text-properties style:font-name="sans-serif" fo:font-size="11.25pt" officeooo:rsid="00bf9379" style:font-name-asian="sans-serif" style:font-size-asian="11.25pt"/>
    </style:style>
    <style:style style:name="T26" style:family="text">
      <style:text-properties style:font-name="sans-serif" fo:font-size="11.25pt" officeooo:rsid="00c2c9c2" style:font-name-asian="sans-serif" style:font-size-asian="11.25pt"/>
    </style:style>
    <style:style style:name="T27" style:family="text">
      <style:text-properties style:font-name="sans-serif" fo:font-size="11.25pt" officeooo:rsid="00d3baf3" style:font-name-asian="sans-serif" style:font-size-asian="11.25pt"/>
    </style:style>
    <style:style style:name="T28" style:family="text">
      <style:text-properties style:font-name="sans-serif" fo:font-size="11.25pt" officeooo:rsid="00d52bc1" style:font-name-asian="sans-serif" style:font-size-asian="11.25pt"/>
    </style:style>
    <style:style style:name="T29" style:family="text">
      <style:text-properties style:font-name="sans-serif" fo:font-size="11.25pt" officeooo:rsid="001ad440" style:font-name-asian="sans-serif" style:font-size-asian="11.25pt" style:font-size-complex="12pt"/>
    </style:style>
    <style:style style:name="T30" style:family="text">
      <style:text-properties style:font-name="sans-serif" fo:font-size="11.25pt" officeooo:rsid="00d97871" style:font-name-asian="sans-serif" style:font-size-asian="11.25pt" style:font-size-complex="12pt"/>
    </style:style>
    <style:style style:name="T31" style:family="text">
      <style:text-properties style:font-name="sans-serif" fo:font-size="11.25pt" officeooo:rsid="00dae9bd" style:font-name-asian="sans-serif" style:font-size-asian="11.25pt" style:font-size-complex="12pt"/>
    </style:style>
    <style:style style:name="T32" style:family="text">
      <style:text-properties style:font-name="sans-serif" fo:font-size="11.25pt" officeooo:rsid="00dcdca2" style:font-name-asian="sans-serif" style:font-size-asian="11.25pt" style:font-size-complex="12pt"/>
    </style:style>
    <style:style style:name="T33" style:family="text">
      <style:text-properties style:font-name="sans-serif" fo:font-size="11.25pt" officeooo:rsid="00ba222e" style:font-name-asian="sans-serif" style:font-size-asian="14.25pt"/>
    </style:style>
    <style:style style:name="T34" style:family="text">
      <style:text-properties style:font-name="sans-serif" fo:font-size="11.25pt" officeooo:rsid="00bbc773" style:font-name-asian="sans-serif" style:font-size-asian="14.25pt"/>
    </style:style>
    <style:style style:name="T35" style:family="text">
      <style:text-properties style:font-name="sans-serif" fo:font-size="11.25pt" officeooo:rsid="00c2c9c2" style:font-name-asian="sans-serif" style:font-size-asian="14.25pt"/>
    </style:style>
    <style:style style:name="T36" style:family="text">
      <style:text-properties style:font-name="sans-serif" fo:font-size="11.25pt" officeooo:rsid="00c97b1f" style:font-name-asian="sans-serif" style:font-size-asian="14.25pt"/>
    </style:style>
    <style:style style:name="T37" style:family="text">
      <style:text-properties style:font-name="sans-serif" fo:font-size="11.25pt" officeooo:rsid="00cc9662" style:font-name-asian="sans-serif" style:font-size-asian="14.25pt"/>
    </style:style>
    <style:style style:name="T38" style:family="text">
      <style:text-properties style:font-name="sans-serif" fo:font-size="11.25pt" officeooo:rsid="00cf78a7" style:font-name-asian="sans-serif" style:font-size-asian="14.25pt"/>
    </style:style>
    <style:style style:name="T39" style:family="text">
      <style:text-properties style:font-name="sans-serif" fo:font-size="11.25pt" officeooo:rsid="001ad440" style:font-name-asian="sans-serif" style:font-size-asian="14.25pt"/>
    </style:style>
    <style:style style:name="T40" style:family="text">
      <style:text-properties style:font-name="sans-serif" fo:font-size="11.25pt" officeooo:rsid="001ad440" style:font-name-asian="sans-serif" style:font-size-asian="14.25pt" style:font-size-complex="12pt"/>
    </style:style>
    <style:style style:name="T41" style:family="text">
      <style:text-properties style:font-name="sans-serif" fo:font-size="11.25pt" officeooo:rsid="0053b9c5"/>
    </style:style>
    <style:style style:name="T42" style:family="text">
      <style:text-properties style:font-name="sans-serif" fo:font-size="11.25pt" officeooo:rsid="0054906c"/>
    </style:style>
    <style:style style:name="T43" style:family="text">
      <style:text-properties style:font-name="sans-serif" fo:font-size="11.25pt" officeooo:rsid="005627aa"/>
    </style:style>
    <style:style style:name="T44" style:family="text">
      <style:text-properties style:font-name="sans-serif" fo:font-size="11.25pt" officeooo:rsid="0056a38a"/>
    </style:style>
    <style:style style:name="T45" style:family="text">
      <style:text-properties style:font-name="sans-serif" fo:font-size="11.25pt" officeooo:rsid="005a1b05"/>
    </style:style>
    <style:style style:name="T46" style:family="text">
      <style:text-properties style:font-name="sans-serif" fo:font-size="11.25pt" officeooo:rsid="00610119"/>
    </style:style>
    <style:style style:name="T47" style:family="text">
      <style:text-properties style:font-name="sans-serif" fo:font-size="11.25pt" officeooo:rsid="00625054"/>
    </style:style>
    <style:style style:name="T48" style:family="text">
      <style:text-properties style:font-name="sans-serif" fo:font-size="11.25pt" officeooo:rsid="00645366"/>
    </style:style>
    <style:style style:name="T49" style:family="text">
      <style:text-properties style:font-name="sans-serif" fo:font-size="11.25pt" officeooo:rsid="006af535"/>
    </style:style>
    <style:style style:name="T50" style:family="text">
      <style:text-properties style:font-name="sans-serif" fo:font-size="11.25pt" officeooo:rsid="006e6add"/>
    </style:style>
    <style:style style:name="T51" style:family="text">
      <style:text-properties style:font-name="sans-serif" fo:font-size="11.25pt" officeooo:rsid="0070977c"/>
    </style:style>
    <style:style style:name="T52" style:family="text">
      <style:text-properties style:font-name="sans-serif" fo:font-size="11.25pt" officeooo:rsid="0073b3e9"/>
    </style:style>
    <style:style style:name="T53" style:family="text">
      <style:text-properties style:font-name="sans-serif" fo:font-size="11.25pt" officeooo:rsid="00784caa"/>
    </style:style>
    <style:style style:name="T54" style:family="text">
      <style:text-properties style:font-name="sans-serif" fo:font-size="11.25pt" officeooo:rsid="007c3cac"/>
    </style:style>
    <style:style style:name="T55" style:family="text">
      <style:text-properties style:font-name="sans-serif" fo:font-size="11.25pt" officeooo:rsid="00880c09"/>
    </style:style>
    <style:style style:name="T56" style:family="text">
      <style:text-properties style:font-name="sans-serif" fo:font-size="11.25pt" officeooo:rsid="0095f846"/>
    </style:style>
    <style:style style:name="T57" style:family="text">
      <style:text-properties style:font-name="sans-serif" fo:font-size="11.25pt" officeooo:rsid="00a236c9"/>
    </style:style>
    <style:style style:name="T58" style:family="text">
      <style:text-properties style:font-name="sans-serif" fo:font-size="11.25pt" officeooo:rsid="00a3ecb7"/>
    </style:style>
    <style:style style:name="T59" style:family="text">
      <style:text-properties style:font-name="sans-serif" fo:font-size="11.25pt" officeooo:rsid="00a4ad3e"/>
    </style:style>
    <style:style style:name="T60" style:family="text">
      <style:text-properties style:font-name="sans-serif" fo:font-size="11.25pt" officeooo:rsid="00a51eae"/>
    </style:style>
    <style:style style:name="T61" style:family="text">
      <style:text-properties style:font-name="sans-serif" fo:font-size="11.25pt" officeooo:rsid="00aced51"/>
    </style:style>
    <style:style style:name="T62" style:family="text">
      <style:text-properties style:font-name="sans-serif" fo:font-size="11.25pt" officeooo:rsid="00aec960"/>
    </style:style>
    <style:style style:name="T63" style:family="text">
      <style:text-properties style:font-name="sans-serif" fo:font-size="11.25pt" officeooo:rsid="00af2d08"/>
    </style:style>
    <style:style style:name="T64" style:family="text">
      <style:text-properties style:font-name="sans-serif" fo:font-size="11.25pt" officeooo:rsid="00af54e6"/>
    </style:style>
    <style:style style:name="T65" style:family="text">
      <style:text-properties style:font-name="sans-serif" fo:font-size="11.25pt" officeooo:rsid="00ba222e"/>
    </style:style>
    <style:style style:name="T66" style:family="text">
      <style:text-properties style:font-name="sans-serif" fo:font-size="11.25pt" officeooo:rsid="00c2c9c2"/>
    </style:style>
    <style:style style:name="T67" style:family="text">
      <style:text-properties style:font-name="sans-serif" fo:font-size="11.25pt" officeooo:rsid="00c5bd54"/>
    </style:style>
    <style:style style:name="T68" style:family="text">
      <style:text-properties style:font-name="sans-serif" fo:font-size="11.25pt" officeooo:rsid="00d6a96b"/>
    </style:style>
    <style:style style:name="T69" style:family="text">
      <style:text-properties style:font-name="sans-serif" fo:font-size="11.25pt" officeooo:rsid="00d803e8"/>
    </style:style>
    <style:style style:name="T70" style:family="text">
      <style:text-properties style:font-name="sans-serif" fo:font-size="15.75pt"/>
    </style:style>
    <style:style style:name="T71" style:family="text">
      <style:text-properties style:font-name="sans-serif" fo:font-size="15.75pt" style:font-name-asian="sans-serif" style:font-size-asian="9.75pt"/>
    </style:style>
    <style:style style:name="T72" style:family="text">
      <style:text-properties style:font-name="sans-serif" fo:font-size="15.75pt" officeooo:rsid="002a9f70" style:font-name-asian="sans-serif" style:font-size-asian="9.75pt"/>
    </style:style>
    <style:style style:name="T73" style:family="text">
      <style:text-properties style:font-name="sans-serif" fo:font-size="15.75pt" officeooo:rsid="002b8bd9" style:font-name-asian="sans-serif" style:font-size-asian="9.75pt"/>
    </style:style>
    <style:style style:name="T74" style:family="text">
      <style:text-properties style:font-name="sans-serif" fo:font-size="12.75pt"/>
    </style:style>
    <style:style style:name="T75" style:family="text">
      <style:text-properties style:font-name="sans-serif" fo:font-size="12.75pt" officeooo:rsid="001ad440"/>
    </style:style>
    <style:style style:name="T76" style:family="text">
      <style:text-properties style:font-name="sans-serif" fo:font-size="12.75pt" officeooo:rsid="005a1b05"/>
    </style:style>
    <style:style style:name="T77" style:family="text">
      <style:text-properties style:font-name="sans-serif" fo:font-size="12.75pt" officeooo:rsid="001ad440" style:font-name-asian="sans-serif" style:font-size-asian="11.25pt"/>
    </style:style>
    <style:style style:name="T78" style:family="text">
      <style:text-properties style:font-name="sans-serif" fo:font-size="12.75pt" officeooo:rsid="00af54e6" style:font-name-asian="sans-serif" style:font-size-asian="11.25pt"/>
    </style:style>
    <style:style style:name="T79" style:family="text">
      <style:text-properties style:font-name="sans-serif" fo:font-size="12.75pt" officeooo:rsid="00afe3f9" style:font-name-asian="sans-serif" style:font-size-asian="11.25pt"/>
    </style:style>
    <style:style style:name="T80" style:family="text">
      <style:text-properties style:font-name="sans-serif" fo:font-size="12.75pt" officeooo:rsid="00b1eb45" style:font-name-asian="sans-serif" style:font-size-asian="11.25pt"/>
    </style:style>
    <style:style style:name="T81" style:family="text">
      <style:text-properties style:font-name="sans-serif" fo:font-size="9.75pt" officeooo:rsid="002a724a" style:font-name-asian="sans-serif" style:font-size-asian="9.75pt"/>
    </style:style>
    <style:style style:name="T82" style:family="text">
      <style:text-properties style:font-name="sans-serif" fo:font-size="9.75pt" officeooo:rsid="0039357e" style:font-name-asian="sans-serif" style:font-size-asian="9.75pt" style:font-size-complex="9.80000019073486pt"/>
    </style:style>
    <style:style style:name="T83" style:family="text">
      <style:text-properties style:font-name="sans-serif" fo:font-size="9.75pt" style:font-name-asian="sans-serif" style:font-size-asian="9.80000019073486pt" style:font-size-complex="9.80000019073486pt"/>
    </style:style>
    <style:style style:name="T84" style:family="text">
      <style:text-properties style:font-name="sans-serif" fo:font-size="9.75pt" officeooo:rsid="0039357e" style:font-name-asian="sans-serif" style:font-size-asian="9.80000019073486pt" style:font-size-complex="9.80000019073486pt"/>
    </style:style>
    <style:style style:name="T85" style:family="text">
      <style:text-properties style:font-name="sans-serif" fo:font-size="9.75pt" officeooo:rsid="003e8fed" style:font-name-asian="sans-serif" style:font-size-asian="9.80000019073486pt" style:font-size-complex="9.80000019073486pt"/>
    </style:style>
    <style:style style:name="T86" style:family="text">
      <style:text-properties style:font-name="sans-serif" fo:font-size="9.75pt" officeooo:rsid="003ff844" style:font-name-asian="sans-serif" style:font-size-asian="9.80000019073486pt" style:font-size-complex="9.80000019073486pt"/>
    </style:style>
    <style:style style:name="T87" style:family="text">
      <style:text-properties style:font-name="sans-serif" fo:font-size="9.80000019073486pt" style:font-name-asian="sans-serif" style:font-size-asian="9.80000019073486pt" style:font-size-complex="9.80000019073486pt"/>
    </style:style>
    <style:style style:name="T88" style:family="text">
      <style:text-properties style:font-name="sans-serif" fo:font-size="9.80000019073486pt" officeooo:rsid="00368e43" style:font-name-asian="sans-serif" style:font-size-asian="9.80000019073486pt" style:font-size-complex="9.80000019073486pt"/>
    </style:style>
    <style:style style:name="T89" style:family="text">
      <style:text-properties style:font-name="sans-serif" fo:font-size="9.80000019073486pt" officeooo:rsid="0025284e" style:font-name-asian="sans-serif" style:font-size-asian="9.80000019073486pt" style:font-size-complex="9.80000019073486pt"/>
    </style:style>
    <style:style style:name="T90" style:family="text">
      <style:text-properties style:font-name="sans-serif" fo:font-size="9.80000019073486pt" officeooo:rsid="00385f47" style:font-name-asian="sans-serif" style:font-size-asian="9.80000019073486pt" style:font-size-complex="9.80000019073486pt"/>
    </style:style>
    <style:style style:name="T91" style:family="text">
      <style:text-properties style:font-name="sans-serif" fo:font-size="9.80000019073486pt" officeooo:rsid="0039357e" style:font-name-asian="sans-serif" style:font-size-asian="9.80000019073486pt" style:font-size-complex="9.80000019073486pt"/>
    </style:style>
    <style:style style:name="T92" style:family="text">
      <style:text-properties style:font-name="sans-serif" fo:font-size="12pt" officeooo:rsid="0049abbb" style:font-name-asian="sans-serif" style:font-size-asian="12pt"/>
    </style:style>
    <style:style style:name="T93" style:family="text">
      <style:text-properties style:font-name="sans-serif" fo:font-size="10.5pt" officeooo:rsid="005a1b05" style:font-name-asian="sans-serif" style:font-size-asian="10.5pt"/>
    </style:style>
    <style:style style:name="T94" style:family="text">
      <style:text-properties fo:font-size="9.75pt"/>
    </style:style>
    <style:style style:name="T95" style:family="text">
      <style:text-properties fo:font-size="11.25pt"/>
    </style:style>
    <style:style style:name="T96" style:family="text">
      <style:text-properties fo:font-size="11.25pt" officeooo:rsid="001ad440"/>
    </style:style>
    <style:style style:name="T97" style:family="text">
      <style:text-properties fo:font-size="11.25pt" officeooo:rsid="00aced51" style:font-name-asian="sans-serif" style:font-size-asian="11.25pt"/>
    </style:style>
    <style:style style:name="T98" style:family="text">
      <style:text-properties fo:font-size="11.25pt" officeooo:rsid="00aec960" style:font-name-asian="sans-serif" style:font-size-asian="11.25pt"/>
    </style:style>
    <style:style style:name="T99" style:family="text">
      <style:text-properties fo:font-size="11.25pt" officeooo:rsid="00af2d08"/>
    </style:style>
    <style:style style:name="T100" style:family="text">
      <style:text-properties style:font-name-asian="sans-serif" style:font-size-asian="9.75pt"/>
    </style:style>
    <style:style style:name="T101" style:family="text">
      <style:text-properties officeooo:rsid="002a724a" style:font-name-asian="sans-serif" style:font-size-asian="9.75pt"/>
    </style:style>
    <style:style style:name="T102" style:family="text">
      <style:text-properties style:font-name-asian="sans-serif" style:font-size-asian="11.25pt"/>
    </style:style>
    <style:style style:name="T103" style:family="text">
      <style:text-properties officeooo:rsid="008e0552" style:font-name-asian="sans-serif" style:font-size-asian="11.25pt"/>
    </style:style>
    <style:style style:name="T104" style:family="text">
      <style:text-properties officeooo:rsid="008ec06e" style:font-name-asian="sans-serif" style:font-size-asian="11.25pt"/>
    </style:style>
    <style:style style:name="T105" style:family="text">
      <style:text-properties officeooo:rsid="00a236c9" style:font-name-asian="sans-serif" style:font-size-asian="11.25pt"/>
    </style:style>
    <style:style style:name="T106" style:family="text">
      <style:text-properties officeooo:rsid="00e86772" style:font-name-asian="sans-serif" style:font-size-asian="12pt"/>
    </style:style>
    <style:style style:name="T107" style:family="text">
      <style:text-properties officeooo:rsid="00f69912" style:font-name-asian="sans-serif" style:font-size-asian="12pt"/>
    </style:style>
    <style:style style:name="T108" style:family="text">
      <style:text-properties officeooo:rsid="00f907c2" style:font-name-asian="sans-serif" style:font-size-asian="12pt"/>
    </style:style>
    <style:style style:name="T109" style:family="text">
      <style:text-properties officeooo:rsid="01002486" style:font-name-asian="sans-serif" style:font-size-asian="12pt"/>
    </style:style>
    <style:style style:name="T110" style:family="text">
      <style:text-properties officeooo:rsid="01139569" style:font-name-asian="sans-serif" style:font-size-asian="12pt"/>
    </style:style>
    <style:style style:name="T111" style:family="text">
      <style:text-properties officeooo:rsid="00ded5bd" style:font-name-asian="sans-serif" style:font-size-asian="12pt"/>
    </style:style>
    <style:style style:name="T112" style:family="text">
      <style:text-properties officeooo:rsid="00e11da6" style:font-name-asian="sans-serif" style:font-size-asian="12pt"/>
    </style:style>
    <style:style style:name="T113" style:family="text">
      <style:text-properties officeooo:rsid="00e26452" style:font-name-asian="sans-serif" style:font-size-asian="12pt"/>
    </style:style>
    <style:style style:name="T114" style:family="text">
      <style:text-properties officeooo:rsid="00e8512c" style:font-name-asian="sans-serif" style:font-size-asian="12pt"/>
    </style:style>
    <style:style style:name="T115" style:family="text">
      <style:text-properties fo:font-size="9.80000019073486pt" style:font-name-asian="sans-serif" style:font-size-asian="9.80000019073486pt" style:font-size-complex="9.80000019073486pt"/>
    </style:style>
    <style:style style:name="T116" style:family="text">
      <style:text-properties fo:font-size="9.80000019073486pt" officeooo:rsid="003cc6c6" style:font-name-asian="sans-serif" style:font-size-asian="9.80000019073486pt" style:font-size-complex="9.80000019073486pt"/>
    </style:style>
    <style:style style:name="T117" style:family="text">
      <style:text-properties officeooo:rsid="0059b775"/>
    </style:style>
    <style:style style:name="T118" style:family="text">
      <style:text-properties fo:font-size="12.75pt" officeooo:rsid="005a1b05" style:font-name-asian="sans-serif" style:font-size-asian="10.5pt"/>
    </style:style>
    <style:style style:name="T119" style:family="text">
      <style:text-properties fo:font-size="12.75pt" officeooo:rsid="005d5375" style:font-name-asian="sans-serif" style:font-size-asian="10.5pt"/>
    </style:style>
    <style:style style:name="T120" style:family="text">
      <style:text-properties fo:font-size="12.75pt" officeooo:rsid="00616c0c" style:font-name-asian="sans-serif" style:font-size-asian="10.5pt"/>
    </style:style>
    <style:style style:name="T121" style:family="text">
      <style:text-properties officeooo:rsid="010e4c3c"/>
    </style:style>
    <style:style style:name="T122" style:family="text">
      <style:text-properties officeooo:rsid="00f907c2"/>
    </style:style>
    <style:style style:name="T123" style:family="text">
      <style:text-properties style:font-name="Rome time" fo:font-size="12pt" officeooo:rsid="00e86772" style:font-name-asian="sans-serif" style:font-size-asian="12pt" style:font-size-complex="12pt"/>
    </style:style>
    <style:style style:name="T124" style:family="text">
      <style:text-properties style:font-name="Rome time" fo:font-size="12pt" officeooo:rsid="00d97871" style:font-name-asian="sans-serif" style:font-size-asian="12pt" style:font-size-complex="12pt"/>
    </style:style>
    <style:style style:name="T125" style:family="text">
      <style:text-properties style:font-name="Rome time" fo:font-size="12pt" fo:font-style="normal" officeooo:rsid="0017db31" style:font-name-asian="sans-serif" style:font-size-asian="12pt" style:font-style-asian="normal" style:font-size-complex="12pt" style:font-style-complex="normal"/>
    </style:style>
    <style:style style:name="T126" style:family="text">
      <style:text-properties officeooo:rsid="01139569"/>
    </style:style>
    <style:style style:name="T127" style:family="text">
      <style:text-properties officeooo:rsid="00ded5bd"/>
    </style:style>
    <style:style style:name="T128" style:family="text">
      <style:text-properties officeooo:rsid="00e07287"/>
    </style:style>
    <style:style style:name="T129" style:family="text">
      <style:text-properties officeooo:rsid="00e11da6"/>
    </style:style>
    <style:style style:name="T130" style:family="text">
      <style:text-properties officeooo:rsid="00e26452"/>
    </style:style>
    <style:style style:name="T131" style:family="text">
      <style:text-properties officeooo:rsid="00e4be6b"/>
    </style:style>
    <style:style style:name="T132" style:family="text">
      <style:text-properties officeooo:rsid="00e714b4"/>
    </style:style>
    <style:style style:name="T133" style:family="text">
      <style:text-properties officeooo:rsid="01002486"/>
    </style:style>
    <style:style style:name="T134" style:family="text">
      <style:text-properties officeooo:rsid="00e77524"/>
    </style:style>
    <style:style style:name="T135" style:family="text">
      <style:text-properties officeooo:rsid="00e851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rease the Latency: Emulation Approaches for Real Network Conditions</text:p>
      <text:p text:style-name="P1"/>
      <text:p text:style-name="P1"/>
      <text:p text:style-name="P2"><text:span text:style-name="T94">Abstract</text:span>—<text:span text:style-name="T94">The increasing complexity of network setups in Information Technology fields and companies directly increases the need for constant testing and validation of the network. It is often important for the main network, or the production network, to be running constantly without interruptions, and to be running at full capacity without the additional overhead of testing software. Therefore, many companies</text:span><text:line-break/><text:span text:style-name="T94">resort to using a testbed, a network built to closely resemble the production network. Because a testbed is usually hosted in a singular location and is not set up exactly like the production network, additional factors must be introduced for accurate testing. The main method of achieving a setup, that</text:span> <text:span text:style-name="T94">closely</text:span> <text:span text:style-name="T94">resembles</text:span> <text:span text:style-name="T94">the</text:span> <text:span text:style-name="T94">complexity</text:span> <text:span text:style-name="T94">of</text:span> <text:span text:style-name="T94">the</text:span> <text:span text:style-name="T94">production network, is network emulation. Another way of approaching this problem is network simulation, but the findings in this paper suggest that by using a emulation network setup, including actual traffic as opposed to simulated traffic, the production network can be emulated more accurately. This paper focuses on latency, as a specific emulation factor. In order for a testbed to accurately emulate the real latency behavior of network flow through a real Wide Area Network (WAN), multiple technological approaches are analyzed, such as the use of free software emulators like NetEm, NistNet, and Dummynet, or all-in-one hardware emulators, such as the Netropy 100G, and the Attero 100G. Alternatively in fiber networks, Fiber Optic Delay Lines such as the Fiberplus D8 can be used for emulation. This paper compares each of the different approaches and evaluates them based on emulation ability, costs and configuration efforts.</text:span><text:line-break/><text:span text:style-name="T94">Index Terms</text:span>—<text:span text:style-name="T94">network emulation, software link emulators, hardware wan emulators, fiber optic delay lines</text:span></text:p>
      <text:p text:style-name="P25"><text:span text:style-name="T70">整体上来说，摘要能让读者明白全文的主题。但是里面包含了太多细节，类似作者对于“</text:span><text:span text:style-name="T100">测试平台”的介绍，区分了它与实际生产网络的不同。此外，作者还举例描述了，模拟真实延迟行为的多种技术方法。</text:span><text:span text:style-name="T101">“</text:span><text:span text:style-name="T81">such</text:span><text:span text:style-name="T101"><text:line-break/></text:span><text:span text:style-name="T81">as the use of free software emulators like NetEm, NistNet, and Dummynet, or all-in-one hardware emulators, such as the Netropy 100G, and the Attero 100G.</text:span><text:span text:style-name="T101">”。</text:span></text:p>
      <text:p text:style-name="P25"><text:span text:style-name="T71">我认为这个摘要有些过于冗余</text:span><text:span text:style-name="T72">。</text:span><text:span text:style-name="T71">摘要应该是一个简要的概括</text:span><text:span text:style-name="T72">，</text:span><text:span text:style-name="T71">可以让读者立刻明白这篇文章的研究方向</text:span><text:span text:style-name="T72">。过长的摘要容易使读者对于主题产生疑惑</text:span><text:span text:style-name="T73">，因为我并不清楚作者列举的仿真技术，在我读到摘要的结尾时，我又从头读了一遍摘要</text:span><text:span text:style-name="T72">。</text:span><text:span text:style-name="T71">所有的细节或者举例可以放在文章内详</text:span><text:span text:style-name="T87">尽描述（之后作者</text:span><text:span text:style-name="T89">确实</text:span><text:span text:style-name="T87">这么做了）</text:span><text:span text:style-name="T90">。</text:span><text:span text:style-name="T88">摘要写到“This paper focuses on latency, as a specific emulation factor”（大约在作者摘要50%的位置），或着类似的位置就可以结束了</text:span><text:span text:style-name="T87">。或者可以省略针对于</text:span><text:span text:style-name="T84">Wide Area Network(WAN)和</text:span><text:span text:style-name="T82">光纤网络的仿真技术的举例</text:span><text:span text:style-name="T91">，直接以“</text:span><text:span text:style-name="T83">This paper compares each of the</text:span><text:span text:style-name="T87"> </text:span><text:span text:style-name="T83">different approaches and evaluates them based on emulation</text:span><text:span text:style-name="T87"> </text:span><text:span text:style-name="T83">ability, costs and configuration efforts.</text:span><text:span text:style-name="T84">”结尾。</text:span></text:p>
      <text:p text:style-name="P24"><text:span text:style-name="T84">总结</text:span><text:span text:style-name="T85">:我个人认为</text:span><text:span text:style-name="T86">，</text:span><text:span text:style-name="T85">可能对于一篇本科、硕士论文，或更高级、篇幅更长的文章，这样的摘要是合理的。但是，对于总篇幅仅仅为四页的文章，这样半页的摘要有些过于冗长。</text:span></text:p>
      <text:p text:style-name="P24"><text:span text:style-name="T84"/></text:p>
      <text:p text:style-name="P23"><text:span text:style-name="T70">这篇文章的研究了，以模拟</text:span><text:span text:style-name="T115">延迟为重点的真实网络的仿真方法。使用真实的网络来做测试的成本是非常高的，所以各个公司、研究所都在尝试模拟真实的网络环境，来对硬件和软件进行测试。而一个仿真技术能否尽可能还原真实事件与细节</text:span><text:span text:style-name="T116">，是我们衡量仿真技术是否有效的重要因素。</text:span></text:p>
      <text:p text:style-name="P2"/>
      <text:p text:style-name="P4">1. Introduction</text:p>
      <text:p text:style-name="P23"><text:span text:style-name="T70"><text:line-break/></text:span><text:span text:style-name="T2">Testing, validating, and implementing new technologies in a computer network is a core </text:span><text:soft-page-break/><text:span text:style-name="T2">aspect of achieving a solid network infrastructure. The optimal way of doing so is to carry out the testing in the actual production environment, since this is the actual network setup through which all of the live traffic flows, and thus is already setup in the optimal way. But since testing in the production environment can also result in major downsides, such as unwanted crashes and down-times of nodes in the network, this does not present the ideal way of testing or expanding a network [1].</text:span><text:span text:style-name="T70"><text:line-break/></text:span><text:span text:style-name="T2">The solution to this problem is to set up a testbed, which is an environment that mirrors or imitates the production network, so that new technologies, expansions in soft- and hardware and general testing of the network devices can be tested. Since a testbed network setup is usually hosted in a single location, this provides the setup with overly ideal conditions. The cable lengths are short, usually staying below 100 m, and there are no additional network nodes, which would be introduced if the network was geographically separated and had to utilize WAN connections. Connections over a WAN can impose delays,</text:span><text:line-break/><text:span text:style-name="T2">latency and other types of interferences simply due to additional network nodes in the network, or propagation delay induced by longer cable routes.</text:span><text:line-break/><text:span text:style-name="T2">This poses the question of how a testbed can reproduce the characteristics of a live environment, especially over longer distances, in order to make the testing even more accurate. A common answer to this question is network simulation. Network devices are modeled in a virtual environment, which allows for simulation based testing [2]. This is a valid first step in order to test the functionalities and study the behaviors of the network. However, network simulation quickly reaches its limits, since it fails to reproduce the real conditions imposed on the production network.</text:span><text:line-break/><text:span text:style-name="T2">We</text:span> <text:span text:style-name="T2">propose</text:span> <text:span text:style-name="T2">to</text:span> <text:span text:style-name="T2">use</text:span> <text:span text:style-name="T2">network</text:span> <text:span text:style-name="T2">emulation,</text:span> <text:span text:style-name="T2">which</text:span> <text:span text:style-name="T2">introduces additional factors in terms of actual network devices, while still keeping the valuable aspects of a simulation environment [2]. In order to test the hardware and software, and various types of behaviors within the network over a longer distance, and additional number of devices in the network while still remaining in the local testbed, emulation methods have to be introduced. Traffic over a WAN, for example, introduces latency, packet loss, delays etc. This can be achieved by a variety of methods and techniques, for example a simple Linux device running NetEm, an extension of the already available network manipulation functions of Linux, which can be used to add fixed amounts of delays with additional random latency variation to outgoing packets [3].</text:span><text:line-break/><text:span text:style-name="T2">This paper focuses on emulation techniques in order to accurately simulate a production environment and analyzes their benefits and limitations in terms of introducing actual network behaviors such as the latency introduced by the cable lengths in WANs. The structure of the paper is as follows: Section 2 lists and compares free software link emulators. Section 3 lists and compares all-in-one hardware WAN emulators. In the following Section 4 acomparison of the functionalities of free software emulators and hardware emulators is made. Section 5 discusses the use of fiber optic delay lines in fiber networks. Finally, Section 6 summarizes and contrasts all of the previously mentioned approaches.</text:span></text:p>
      <text:p text:style-name="P27"><text:span text:style-name="T2">整个introduction将整个研究的前因后果以及研究动机简洁概述出来</text:span><text:span text:style-name="T41">，</text:span><text:span text:style-name="T43">Introduction中的</text:span><text:span text:style-name="T41">最后一段对于</text:span><text:span text:style-name="T2">文章结构的描述也非常清晰</text:span><text:span text:style-name="T41">。</text:span><text:span text:style-name="T44">2、3段介绍了以两种不同传统仿真器为基础的仿真技术。第4段对两者进行比较。第5段对于新仿真技术做出阐述，并在第6段得出结论。这样</text:span><text:span text:style-name="T41">可以使读者快速理解文章的主</text:span><text:soft-page-break/><text:span text:style-name="T41">旨以及研究前提</text:span><text:span text:style-name="T42">，并且读者能快速查找到自己感兴趣的具体章节。我认为这是一个比较好的</text:span><text:span text:style-name="T43">Introduction。</text:span></text:p>
      <text:p text:style-name="P26"><text:span text:style-name="T4">在现实生产环境中进行测试也会导致网络中节点的意外崩溃和宕机，所以构建仿真的测试平台对于软硬件测试尤其重要</text:span><text:span text:style-name="T5">。仿真的测试平台</text:span><text:span text:style-name="T4">是一个镜像或模仿生产网络的环境</text:span><text:span text:style-name="T5">。仿真的测试平台遇到的难题在于，</text:span><text:span text:style-name="T4">测试平台网络设置通常托管在一个位置，网络覆盖范围小</text:span><text:span text:style-name="T5">，</text:span><text:span text:style-name="T4">连接的电缆长度很短，并且没有额外的网络节点</text:span><text:span text:style-name="T5">。无需使用</text:span><text:span text:style-name="T92">WAN</text:span><text:span text:style-name="T5"> 连接，更不存在传播延迟，传输过程中的干扰等问题。这导致了测试结果远优秀于实际生活中的结果</text:span><text:span text:style-name="T6">，这样的结果并不是我们所期待的</text:span><text:span text:style-name="T5">。同时介绍了network simulation和network emulation的区别</text:span><text:span text:style-name="T7">，</text:span><text:span text:style-name="T5">network simulation的</text:span><text:span text:style-name="T7">极限较低，所以它无法再现生产网络的真实情况。</text:span><text:span text:style-name="T5">network emulation可以模拟</text:span><text:span text:style-name="T7">硬件和软件的各种行为，以及网络中额外数量的设备</text:span><text:span text:style-name="T8">。此外还可以模拟预设的或是随机的</text:span><text:span text:style-name="T9">数据包丢失，延迟</text:span><text:span text:style-name="T8">等通讯过程中的干扰因素。</text:span></text:p>
      <text:p text:style-name="P5"/>
      <text:p text:style-name="P5"/>
      <text:p text:style-name="P5">2. Free Software Link Emulators</text:p>
      <text:p text:style-name="P18">每个标题之间需要添加一些描述<text:span text:style-name="T117">，这里可以添加一段对于Free Software Link Emulators的大体介绍。</text:span></text:p>
      <text:p text:style-name="P5"/>
      <text:p text:style-name="P5">2.1. NetEm</text:p>
      <text:p text:style-name="P3"><text:span text:style-name="T95">NetEm is a free extension to the already existing Linux Traffic Control package. It is used for its emulation functionalities for simulating the characteristics of a WAN, making it an important tool for testing. Command line parameters allow introducing latency to outgoing packets, packet loss, corruption, re-ordering and control bandwidth through rate control. This paper investigates the latency functions of Net Em. Installation is kept simple, when using a Linux kernel 2.6 or higher, it is already enabled. In older kernel versions the implementation is also simple and can be enabled in the Networking Options [3].<text:line-break/>Listing 1: NetEm Delay with non purely random variation<text:line-break/># t c q d i s c c h a n g e dev e t h 0 r o o t NetEm d e l a y 100ms 10ms 25%<text:line-break/>The command line snippet Listing 1 is taken out of the official NetEm for Linux documentation [3]. The 100 ms parameter adds a fixed delay of 100 ms. The 10 ms adds or subtracts additional 10 ms in a purely random fashion, meaning the outcome of the delay value is 90 ms or 110 ms. Because WAN connections do not usually behave in a purely random fashion, the 25 % percent parameter is necessary to approximate real variation, meaning that the next random element of the delay is dependent on the previous outcome by 25 % [3].</text:span></text:p>
      <text:p text:style-name="P28"><text:span text:style-name="T2">基于Free Software Link Emulators的仿真技术中</text:span><text:span text:style-name="T45">，作者先介绍了</text:span><text:span text:style-name="T74">NetEm</text:span><text:span text:style-name="T76">。这是一个Linux Traffic Control package的免费扩展。</text:span><text:span text:style-name="T118">它通过命令行参数</text:span><text:span text:style-name="T119">，改变</text:span><text:span text:style-name="T118">速率控制</text:span><text:span text:style-name="T119">，</text:span><text:span text:style-name="T118">将延迟引入输出数据包、数据包丢失等</text:span><text:span text:style-name="T119">，从而</text:span><text:span text:style-name="T118">模拟 </text:span><text:span text:style-name="T93">WAN</text:span><text:span text:style-name="T118"> 特性</text:span><text:span text:style-name="T119">。</text:span></text:p>
      <text:p text:style-name="P28"><text:span text:style-name="T119">但是我建议</text:span><text:span text:style-name="T120">，将列举</text:span><text:span text:style-name="T119">出的指令示例更换一种与文章内容不同的字体</text:span><text:span text:style-name="T120">，否则难以找到指令的起终点。</text:span></text:p>
      <text:p text:style-name="P3"/>
      <text:p text:style-name="P3">2.2. Nist Net</text:p>
      <text:p text:style-name="P23"><text:span text:style-name="T2">Nist Net is a free Linux-based package used for network emulation. Much like its descendant NetEm, which was mentioned previously, it runs as an extension of the Linux kernel. It can be used to test and simulate a wide array of WAN properties, such as packet loss, bandwidth limitations, latency, and network congestions. The word "emulation" is defined by the two </text:span><text:soft-page-break/><text:span text:style-name="T2">creators Mark Carson and Darrin Santay as the testing of a network in a simulated environment in addition to a real hardware network setup [4]. The real component in this sense is the actual machine running Nist Net, and the simulated component being the simulation factors such as introducing delays or bandwidth limitations in a logical sense inside of the Nist Net package. Therefore, Nist Net, much like NetEm, benefits from the simulation environment, which is easily changed and reproducible, but also benefits from</text:span><text:span text:style-name="T74"><text:line-break/></text:span><text:span text:style-name="T2">the factors of a real network device setup [4].</text:span><text:span text:style-name="T74"><text:line-break/></text:span><text:span text:style-name="T2">The implementation of Nist Net is simple, as it is implemented and configured through a Linux operating system command line, and, for example, only requires a simple PC-router setup in order to use its emulation functionalities. By changing parameters in the Nist Net</text:span><text:span text:style-name="T74"><text:line-break/></text:span><text:span text:style-name="T2">configuration, the user can define the desired network manipulation rules in a table of emulator entries, in which the user must also specify for which packets the rules apply, and which emulation factors should be applied [4]. The delay parameter sets the delay of incoming packets in milliseconds and has multiple parameters which can be applied to the delay behavior. For example the added delay can be static, following a random distribution, or by default follow a right tailed delay distribution which closely resembles the actual distribution of ping delays, tested in a three hour connection of machines in a Network, as observed by the authors of Nist Net [4] .</text:span><text:line-break/><text:span text:style-name="T2">Listing 2: Configuration of Delay in Nist Net</text:span><text:line-break/><text:span text:style-name="T2">c n i s t n e t</text:span> −<text:span text:style-name="T2">a</text:span> <text:span text:style-name="T2">0 . 0 . 0 . 0</text:span> <text:span text:style-name="T2">0 . 0 . 0 . 0</text:span> −− <text:span text:style-name="T2">d e l a y</text:span> <text:span text:style-name="T2">60</text:span><text:line-break/><text:span text:style-name="T2">The delay parameter in Listing 2 adds 60 ms of simple delay to all traffic passing through a network node running Nist Net [5].</text:span></text:p>
      <text:p text:style-name="P29"><text:span text:style-name="T2">第二个方法是Nist Net</text:span><text:span text:style-name="T49">，</text:span><text:span text:style-name="T46">这是一个基于Linux的免费数据包。文中提到</text:span><text:span text:style-name="T52">，</text:span><text:span text:style-name="T46">Nist Net作为NetEm的前身与其提供的仿真方法相似</text:span><text:span text:style-name="T49">。但是这一段并没有对于两者区别的具体描述</text:span><text:span text:style-name="T50">，这让我有一些困惑。无法理解两者的区别</text:span><text:span text:style-name="T51">，也不清楚为什么要创造它的后一代NetEm。直到</text:span><text:span text:style-name="T53">2.4部分的最后一段，才有对两者区别的描述。在此之前文中不断提及</text:span><text:span text:style-name="T46">Nist Net与NetEm相似</text:span><text:span text:style-name="T53">，是我阅读时非常困惑。也许可以提前讲述两者的区别，或者写明在2.4部分，会专门做出两者的比较</text:span><text:span text:style-name="T54">。需要注意的是，在2.4部分中</text:span><text:span text:style-name="T55">，对于两者</text:span><text:span text:style-name="T54">的比较的描述依然不清晰，只有最后一句话</text:span><text:span text:style-name="T53">。</text:span></text:p>
      <text:p text:style-name="P29"><text:span text:style-name="T50">此外这一段中，对“</text:span><text:span text:style-name="T10">仿真”一次做出定义。我认为这个词对于整个研究至关重要，所以对于这个词的定义，应该被提前，而不是放在这个小标题中。</text:span></text:p>
      <text:p text:style-name="P23"><text:span text:style-name="T46">在这里的指令示例中</text:span><text:span text:style-name="T47">，缺少了“#”，但是在上一段的例子中有“#”作为标识符。读者会混淆“#”的作用。此外这里的例子中</text:span><text:span text:style-name="T48">，只解释了参数“delay 60”的作用，其他参数或选项并没有解释。</text:span></text:p>
      <text:p text:style-name="P6"/>
      <text:p text:style-name="P6">2.3. Dummynet</text:p>
      <text:p text:style-name="P16"><text:span text:style-name="T96">Dummynet is a network emulation tool developed in the late 1990s [2]. It was originally designed for running configurable experiments in network setups and has been developed for FreeBSD, a Unix-like operating system, for which it later became a default package. Across the years the support for other operating systems was expanded, now supporting Linux, MacOS, and Windows [6]. Dummynet works as a network emulator by utilizing pipes, which are used as a communication link with configurable bandwidth and other factors, such as delay [6]. These pipes are combined with different queuing methods which simulate those used by actual network devices, with FIFO queues being the default setting of Dummynet [6] [2]. The user can choose which traffic gets routed through which pipe, or alternatively, set up a pipe, which accepts any traffic. By defining the parameters of a pipe, </text:span><text:soft-page-break/><text:span text:style-name="T96">for example the delay parameter, any traffic set to pass through the pipe has these parameters applied. The following command snippet shows how to define a simple delay of 60 ms and route all traffic through a pipe, the emulated link [6].<text:line-break/>Listing 3: Adding simple delay and configuring traffic to a pipe in Dummynet<text:line-break/>i p f w p i p e 1 c o n f i g bw 2 Mbit / s d e l a y 60ms<text:line-break/>i p f w add p i p e 1 i p from any t o any<text:line-break/>The parameter "bw 2 Mbit/s" in Listing 3 defines the bandwidth and the following "delay 60 ms" sets a delay of 60 ms to pipe 1. The second line routes all the traffic through pipe 1 [6].<text:line-break/>Dummynet can be set up as a network router, which accepts the incoming taffic, applies the emulation factors and then forwards it to the network. It can also be established in a distributed fashion, where every device in the network must have Dummynet enabled [2].</text:span></text:p>
      <text:p text:style-name="P31"><text:span text:style-name="T2">Dummynet与之前两者最为不同</text:span><text:span text:style-name="T56">，它</text:span><text:span text:style-name="T11">通过管道作为网络仿真器，这些管道与模拟实际网络设备使用的不同排队方法相结合，</text:span><text:span text:style-name="T2">FIFO </text:span><text:span text:style-name="T11">队列是</text:span><text:span text:style-name="T2"> Dummynet</text:span><text:span text:style-name="T11">的默认设置。</text:span></text:p>
      <text:p text:style-name="P19"><text:span text:style-name="T102">在举例时最好可以用明显的标识符</text:span><text:span text:style-name="T103">，表示此处的命令是两行独立的命令</text:span><text:span text:style-name="T104">。</text:span></text:p>
      <text:p text:style-name="P7"/>
      <text:p text:style-name="P30"><text:span text:style-name="T75">2.4. Comparison of NetEm, Nist Net and Dummynet</text:span><text:span text:style-name="T3"><text:line-break/>In some network setups it might be sufficient to test the network behavior under the effects of simple constant latency, but this is sometimes not enough for more complex network setups and testing them under real network conditions. With Dummynet it is only possible to add a constant amount of delay to a given pipe. It does not offer more complex distributions for the latency that are possible in Nist Net and NetEm. When performing simple experiments in a emulated network, Dummynet is definitely sufficient for adding constant latency, but it cannot accurately simulate the latency behaviors of a real network setup with WAN characteristics like it is possible in Nist Net and NetEm [7].</text:span><text:span text:style-name="T96"><text:line-break/></text:span><text:span text:style-name="T3">In NetEm and Nist Net, the user can define the delay distribution to be constant, or alternatively specify a more complex distribution so that the latency follows a real latency behavior more accurately. In this regard, Nist Net and NetEm are similiar, allowing for the latency to follow all kinds of distributions with optional correlation [2].</text:span><text:span text:style-name="T96"><text:line-break/></text:span><text:span text:style-name="T3">Emulation accuracy is also an important factor to consider, especially for emulating latency behaviors in a network setup. The more accuracy the emulation is able to achieve, the better one can test and approximate the network setup towards the real environment. In the context of the previously mentioned free network emulation tools NetEm, Nist Net and Dummynet, this accuracy is achieved by the used time resolution of the kernel clock [7]. Dummynet is able to utilize the system clock at the maximum of 10 kHz, whereas Nist Net and NetEm under Linux are only able to achieve up to 1 kHz [2]. In more recent Linux kernel versions, NetEm can utilize High Resolution Timers, providing even more accurate emulation effects[7].</text:span><text:span text:style-name="T96"><text:line-break/></text:span><text:span text:style-name="T3">The point of emulation plays a role in deciding for the optimal setup of a emulation network. Dummynet is able to emulate inbound and outbound traffic, and, therefore can be set up as a network router with emulation functionality, or in a distributed way, in which every device in the network will run a copy of Dummynet [2]. NistNet on the other hand is only able to emulate inbound traffic, while NetEm can only emulate outbound traffic[7]. Therefore NetEm is effectively setup in a distributed fashion, in which every device has to </text:span><text:soft-page-break/><text:span text:style-name="T3">run NetEm for the emulation network to function properly, whereas Nist Net must be setup as a router between network nodes [2].</text:span></text:p>
      <text:p text:style-name="P32"><text:span text:style-name="T14">接着</text:span><text:span text:style-name="T16">，作者比较了NetEm、Nist Net 和 Dummynet三种不同的仿真方法。</text:span><text:span text:style-name="T14">Dummynet只能向给定管道添加恒定量的延迟</text:span><text:span text:style-name="T13">。</text:span><text:span text:style-name="T14">这也导致它无法像 Nist Net 和 NetEm那样</text:span><text:span text:style-name="T15">，能够</text:span><text:span text:style-name="T14">准确模拟具有 WAN 特征的真实网络设置的延迟行为。相比之下</text:span><text:span text:style-name="T12">，Nist Net 和 NetEm 技术可以提供更复杂的延迟分布。</text:span></text:p>
      <text:p text:style-name="P33"><text:span text:style-name="T57">不过</text:span><text:span text:style-name="T58">Dummynet有着更高的</text:span><text:span text:style-name="T17">仿真准确性，因为它使用的时钟频率远高于</text:span><text:span text:style-name="T57">Nist Net和NetEm</text:span><text:span text:style-name="T58">。</text:span><text:span text:style-name="T57">Nist Net和NetEm的区别在于，</text:span><text:span text:style-name="T2">NetEm</text:span> <text:span text:style-name="T102">以分布式方式设置，每个设备都必须运行</text:span> <text:span text:style-name="T2">NetEm</text:span> <text:span text:style-name="T102">才能使仿真网络正常运行，而</text:span> <text:span text:style-name="T2">Nist</text:span> <text:span text:style-name="T2">Net</text:span> <text:span text:style-name="T102">必须设置为网络节点之间的路由器</text:span><text:span text:style-name="T105">。</text:span></text:p>
      <text:p text:style-name="P7"/>
      <text:p text:style-name="P30"><text:span text:style-name="T1">3. All-in-one Hardware WAN Emulators</text:span><text:span text:style-name="T96"><text:line-break/></text:span><text:span text:style-name="T3">Hardware Emulators typically do not differ drastically to the free software emulators in respect to their functionality and emulation capabilities, since a dedicated computer running a software network emulator could technically also be specified as a Hardware Emulator.</text:span><text:span text:style-name="T96"><text:line-break/></text:span><text:span text:style-name="T3">The Hardware Emulators discussed in this paper, however, will be those typically used in a network setup in a corporate environment, which has additional functionalities compared to the available free software emulators. These Hardware Emulators are costly, and, therefore, only a few of them will be used in such environments, in most companies only one of them will be used in order to emulate the whole network [2]. The installation effort of commercial all-in-one hardware emulators compared to the software emulators is much simpler, they need to be physically installed in the testbed setup and can be configured through user friendly GUIs. Additionally, the companies offering these all-in-one solutions often include additional services in case of faulty equipment, or troubles while installing the devices. The software emulators are targeted towards the "do it yourself" networking specialists, and require a certain skill set in networking, such as the Linux traffic control package, and routing the network flow. Additional configuration also needs to be expected when a software emulator is to be used. Where the previously discussed free software emulators and hardware emulators drastically differ, are the speeds at which they support emulation. The software emulators support the speeds of its underlying computers, which will usually remain under 1 Gbit/s, while the Hardware Emulators such as the Netropy 10G or Netropy 100G are built for speeds of up to 10 Gbit/s and 100 Gbit/s respectively, which makes them very suitable for a real network emulation setup [2].</text:span></text:p>
      <text:p text:style-name="P34"><text:span text:style-name="T3">第三部分是基于All-in-one Hardware WAN Emulators的仿真网络技术</text:span><text:span text:style-name="T59">。首先</text:span><text:span text:style-name="T60">，作者介绍了s</text:span><text:span text:style-name="T18">oftware emulators和hardware emulators的区别。</text:span><text:span text:style-name="T14">All-in-one Hardware WAN Emulators具有</text:span><text:span text:style-name="T18">额外功能，这帮助商用公司测试更多服务。此外</text:span><text:span text:style-name="T19">，</text:span><text:span text:style-name="T18">hardware emulators对于专业能力的需求更低</text:span><text:span text:style-name="T19">。对于</text:span><text:span text:style-name="T18">software emulators</text:span><text:span text:style-name="T19">，</text:span><text:span text:style-name="T18">网络专家需要更多的网络技能，来进行额外的配置。此外software emulators的支持仿真网络的速度远远低于hardware emulators。这使得hardware emulators非常适合真实的网络仿真设置。</text:span></text:p>
      <text:p text:style-name="P12"/>
      <text:p text:style-name="P30"><text:span text:style-name="T75">3.1. Apposite Technology Netropy 100G</text:span><text:span text:style-name="T3"><text:line-break/>Netropy 100G made by Apposite Technology is a special example of a Hardware WAN Emulator, since it allows speeds of up to 100 Gbit/s, a remarkable feature and one of the first to offer such high speeds in an all in one Emulator [8]. The Installation of the Emulator is straight forward. It is installed directly into the testbed, similarly to the installation of a </text:span><text:soft-page-break/><text:span text:style-name="T3">switch or server. Its 100 Gbit/s emulation engine supports 15 concurrently running WAN connections, allowing for complex network setups and concurrent testing [8]. It offers network degradation features similar to the previously discussed free software link emulators, including a variety of bandwidth, latency, latency variation, and packet loss functionalities [8]. The device is able to impose anywhere from 0 to 10 000 ms of delay to each of its simulated WAN links, with the user being able to impose additional distributions similar to NetEm and NistNet, including normal, constant, uniform and many other distributions [8]. The Netropy device lineup also comes with an easy to use user interface, offering live traffic monitor, recording of loss and delay behaviors and most importantly configure the paths and emulation characteristics of the device [8].</text:span></text:p>
      <text:p text:style-name="P35"><text:span text:style-name="T3">Netropy 100G就是Hardware WAN Emulator的实现之一</text:span><text:span text:style-name="T62">，</text:span><text:span text:style-name="T61">因为它支持的仿真速度达到</text:span><text:span text:style-name="T62">1</text:span><text:span text:style-name="T61">00 Gbit/s</text:span><text:span text:style-name="T62">。此外，</text:span><text:span text:style-name="T61">它</text:span><text:span text:style-name="T97">允许进行复杂的网络设置和并发测试</text:span><text:span text:style-name="T98">。</text:span></text:p>
      <text:p text:style-name="P13"/>
      <text:p text:style-name="P10"><text:span text:style-name="T75">3.2. Spirent Attero-100G</text:span><text:span text:style-name="T3"><text:line-break/>The Attero-100G is manufactured by the company Spirent and provides line delay of up to 256 ms for speeds of up to 100 Gbit/s. A delay rate of 256 ms on 100 Gbit/s emulation speeds, translate roughly to 50 000 km of a typical WAN, making it useful for emulating real WAN conditions [9]. The Attero 100G is a versatile all-in-one solution, since it can be used for testing many network types, such as VoIP, Telecommunication Applications, Cloud Computing and many more. Additionally, it can also be used as a tool for WAN emulation and acceleration [9]. It offers similar traffic impairment functions to the Netropy 100G, such as packet corruption, duplication, reordering, bandwidth manipulation, latency and jitter, and does so with a timing accuracy of 5 ns, providing a very swift emulation onto the packets [9]. Through the restful API, the user can reach the web based GUI, and manipulate impairment functions by configuring profiles [9]. The product comes with two profiles as a standard, providing emulation to one incoming and one outgoing stream, but this can be extended to 16 profiles with 8 incoming and 8 outgoing emulated packet flows concurrently [9]. The Attero-100G emulator offers a range of delay functions such as gaussian-, uniform- and not limited to gamma distributions, which can be explained as continuous probability distributions of the latency. The independent traffic flows allow for a different delay set upfor each profile, allowing for a complex testing network setup [9].</text:span></text:p>
      <text:p text:style-name="P37"><text:span text:style-name="T3">Spirent Attero-100G是作者介绍的第二个Hardware WAN Emulator的实现</text:span><text:span text:style-name="T63">。速度同样可以达到100</text:span><text:span text:style-name="T99"> </text:span><text:span text:style-name="T63">Gbit/s</text:span><text:span text:style-name="T64">。</text:span><text:span text:style-name="T20">它还可以用作</text:span><text:span text:style-name="T64"> WAN </text:span><text:span text:style-name="T20">仿真和网络加速工具。这里依然没有对</text:span><text:span text:style-name="T14">Spirent Attero-100G和之前提及的 </text:span><text:span text:style-name="T77">Apposite Technology Netropy 100G做出比较</text:span><text:span text:style-name="T78">。在我读完之后，除了名字我几乎难以区分两个例子的区别，介绍也有些相似，速度相似，功能相似。此外这两段的内容很像说明书，准确的数据可以提高文章的客观性和可信度，这很好。但是过多的数据，以及较少的描述，会使文章变得枯燥且降低了可读性。此外</text:span><text:span text:style-name="T79">，这两段使用的索引较少</text:span><text:span text:style-name="T80">，但是</text:span><text:span text:style-name="T79">写出了非常长的篇幅，可能作者选取的索引非常恰当，但是这样还是会降低文章的客观性，因为单一的文献只能证明一位作者的观点或者是实验结果。</text:span></text:p>
      <text:p text:style-name="P8"/>
      <text:p text:style-name="P8"/>
      <text:p text:style-name="P10"><text:span text:style-name="T1">4. Comparison of Hardware WAN Emulators</text:span><text:span text:style-name="T3"> </text:span><text:span text:style-name="T1">and Free Software Link Emulators</text:span><text:span text:style-name="T3"><text:line-break/></text:span><text:soft-page-break/><text:span text:style-name="T3">Having either an all-in-one Hardware WAN emulator or a computer, set up with one of the previously mentioned free software emulators, up and running, the results of latency emulation does not differ significantly between the two. In terms of the ability to emulate a real WAN environment latency behavior, both solutions are able to attain similar results. Taking NetEm and the Netropy 100G for example, the functionalities are very similiar. The delay can be imposed in a simple fashion, but also in a more complex variation distribution. The speeds at which both, the hardware emulators, and software emulators are able to emulate depend on the hardware model, and the software emulators depend on the underlying computer, which it runs on. This certainly also has to be noted, since for high emulation speeds of up to 100 Gbit s, the computer must be equipped with the necessary hardware, which, if not already available, becomes costly. The Netropy 100G and the Attero-100G are specific models that have ports, which support up to 100 Gbit s right from the manufacturer.<text:line-break/>Performance can differ greatly between a software and all-in-one hardware emulator, depending on the hardware used for software emulation. A PC running a software emulator shares its CPU resources with all of the operating system related processes in addition to the emulation software. The CPU resources needed by other processes can vary greatly and in return lead to a lower performance of the software emulator in terms of emulation speeds. This becomes even more apparent when more connections and impairment functions are handled by the software, increasing the CPU load by significant amounts [2]. The hardware emulators on the other hand are specifically built and optimized for handling multiple connections with multiple impairment profiles at the exact speeds which are specified by the different models available.<text:line-break/>The Commercial all-in-one Hardware WAN Emulators are definitely more suitable for more complex network structures, since the setup, physical installation and configuration is straight forward. The software emulators are more complex to install, since they must be configured manually and the traffic flow through a PC running a software link emulator must be specified as well. The Attero-100G and Netropy 100G offer remotely accessible GUIs with ways to configure network degradation functions and real time performance statistics. This makes the commercial emulators useful for immediately evaluating the network behavior after imposing new delays, packet behaviors, etc. While these factors in terms of user friendliness and network evaluation are a clear improvement to the free software emulators, the high price of the commercial emulators weighs in on a decision between the two.</text:span></text:p>
      <text:p text:style-name="P38"><text:span text:style-name="T3">在第四段中</text:span><text:span text:style-name="T65">，作者对</text:span><text:span text:style-name="T33">硬件仿真器和软件仿真器做出比较。对于硬件仿真器，仿真的速度取决于硬件型号，而对于软件仿真器，则取决于运行它的底层计算机。硬件仿真器拥有更多功能</text:span><text:span text:style-name="T34">，且对于工作人员的网络专业知识要求更低。</text:span><text:span text:style-name="T21">除此之外</text:span><text:span text:style-name="T22">，</text:span><text:span text:style-name="T33">软件仿真器将</text:span><text:span text:style-name="T21">与所有与操作系统相关的进程共享</text:span><text:span text:style-name="T33">CPU </text:span><text:span text:style-name="T21">资源</text:span><text:span text:style-name="T22">，所以</text:span><text:span text:style-name="T21">其他进程所需的</text:span><text:span text:style-name="T33"> CPU</text:span><text:span text:style-name="T21">资源可能会带来额外延迟，反过来会导致软件仿真器在仿真速度方面的性能较低。但是硬件仿真器高昂的价格</text:span><text:span text:style-name="T23">，会使许多小企业更愿意使用软件仿真器。</text:span></text:p>
      <text:p text:style-name="P38"><text:span text:style-name="T23">此段的描述较为清晰</text:span><text:span text:style-name="T24">，分成三段描述了软、硬件仿真器的三大区别。我建议可以添加更多的索引</text:span><text:span text:style-name="T25">，来支持作者的论点。</text:span></text:p>
      <text:p text:style-name="P8"/>
      <text:p text:style-name="P8"/>
      <text:p text:style-name="P10"><text:soft-page-break/><text:span text:style-name="T1">5. Fiber Optic Delay Lines</text:span><text:span text:style-name="T3"><text:line-break/>Fiber Optic Delay Lines can be considered as another type of Network Emulation Hardware with regard to adding latency. They are another way of introducing fixed delay for network traffic, specifically in a optical network setup using glass fiber cables. A Fiber Optic Delay Line functions by receiving input traffic through a fiber cable connection, then routing the traffic through the length of the spooled fiber cable inside of the Fiber Optic Delay Line, and routing it back to an output channel [10]. The inherent characteristic of a fiber cable in being relatively resistant to interference factors, and having a low amount of propagation loss, makes this option suitable for adding a low amount of delay in a optical network [10]. Since the amount of delay added is proportionate to the length of the cable inside of the Fiber Optic Delay Line device, the introduced insertion loss will increase, meaning that the strength of light in the input is slowly lost through the length of the cables, but in most cases of hardware available, it is a negligible amount [11] [10]. A downside of using a Fiber Optic Delay Line is the increasing size and scale of the device, since the more delay is required, the more wound up fiber cable needs to be present inside of the device [11]. Another downside of this type of hardware are the amount of devices and ports needed to emulate a more complex network, since each Fiber Optic Delay Line needs its own switch port [11].</text:span></text:p>
      <text:p text:style-name="P40"><text:span text:style-name="T3">第五部分是一个用于增加延迟的</text:span><text:span text:style-name="T67">，</text:span><text:span text:style-name="T3">更先进的硬件网络仿真技术</text:span><text:span text:style-name="T66">，使用Fiber Optic Delay Lines。</text:span><text:span text:style-name="T35">。光缆拥有更强的抗干扰性以及更低的传播损耗低，使该选项适合在光网络中添加少量延迟</text:span><text:span text:style-name="T36">。</text:span><text:span text:style-name="T26">Fiber Optic Delay Lines是</text:span><text:span text:style-name="T14">针对光网络设计的，所以它不能直接与传统的</text:span><text:span text:style-name="T39"> WAN </text:span><text:span text:style-name="T14">仿真器进行比较</text:span><text:span text:style-name="T27">。</text:span><text:span text:style-name="T14">仿真的网络流量</text:span><text:span text:style-name="T28">，</text:span><text:span text:style-name="T14">实际上是通过固定数量的电缆传输的，所以</text:span><text:span text:style-name="T26">Fiber Optic Delay Lines</text:span><text:span text:style-name="T14">对于测试和仿真实际的长距离光网络非常有用</text:span><text:span text:style-name="T36">但是它存在的明显缺点是</text:span><text:span text:style-name="T37">，面对</text:span><text:span text:style-name="T36">更复杂的模拟</text:span><text:span text:style-name="T37">，</text:span><text:span text:style-name="T36">网络所需的设备和端口数量非常多，因为每个光纤延迟线都需要独立的硬件接口</text:span><text:span text:style-name="T38">。</text:span></text:p>
      <text:p text:style-name="P8"/>
      <text:p text:style-name="P10"><text:span text:style-name="T75">5.1. Fiberplus D8 Series</text:span><text:span text:style-name="T3"><text:line-break/>The Fiberplus D8 is a Fiber Optic Delay Line, which is installed in a server rack. The device can hold up to 45 km of fiber, or additionally 90 km of fiber cable spooled up inside of the device [12]. It offers network degradation emulation factors, such as loss, time delay and fiber emulation such as reflectance [12]. The amount of delay added is only available as a constant value, since the delay is not added artificially, but realistically, since the amount of cable that the traffic passes through is actually present. Since the propagation delay of fiber is about the vacuum speed of light [10], the total amount of delay added within the device will be in the example of the Fiberplus D8 in total up to 440 μs with a minimum of 12 μs [12].</text:span></text:p>
      <text:p text:style-name="P14"/>
      <text:p text:style-name="P11"><text:span text:style-name="T75">5.2. Discussion of Fiber Optic Delay Lines</text:span><text:span text:style-name="T3"><text:line-break/>Since Fiber Optic Delay Lines are engineered towards optical networks, it is not directly comparable to conventional WAN emulators, the added delay can only be constant, since the delay is not simulated, but rather achieved by actual cable traffic within the device. But the fact that the network traffic which is to be emulated, actually travels over a fixed amount of cable, makes it useful for testing and emulating an actual geographically long distance optical network.</text:span></text:p>
      <text:p text:style-name="P41"><text:soft-page-break/><text:span text:style-name="T3">我认为段落</text:span><text:span text:style-name="T68">5.1和5.2不是并列关系，所以不应该如此分段。作者在段落5后，对Fiber Optic Delay Lines做了描述和特性分析。在5.1段，介绍了一个具体示例Fiberplus D8 Series，并描述了它的性能和测试数据。但是在</text:span><text:span text:style-name="T69">5.2段，作者又再一次开始对</text:span><text:span text:style-name="T68">Fiber Optic Delay Lines做了一个整体概述</text:span><text:span text:style-name="T69">。这让我有一些疑惑。</text:span></text:p>
      <text:p text:style-name="P40"><text:span text:style-name="T14"/></text:p>
      <text:p text:style-name="P9"/>
      <text:p text:style-name="P11"><text:span text:style-name="T1">6. Conclusion</text:span><text:span text:style-name="T3"><text:line-break/>In conclusion, network emulation is a valuable tool for accurately approximating a test network environment in terms of real network behavior. Accurately simulating the latency behavior of a real network setup composed of multiple network nodes, including WAN structures, is an important step to achieve these real conditions. Multiple approaches were listed and analyzed in this paper. This includes free software link emulators, such as NetEm, Nist Net, and Dummynet, which need an underlying computer to run its emulation software on, but also hardware emulators, such as the all-in-one devices Netropy 100G and the Attero-100G. The difference in the ability to emulate real latency to a specified network flow once either a software or hardware solution is set up is not great, therefore any of the listed approaches can be used to acquire a similar result. The configuration efforts and acquisition costs vastly differ between the software and hardware approaches. On one hand the software emulators discussed in this paper are free to use, they impose a more significant configuration effort and require a certain knowledge of its underlying operating system. On the other hand, the hardware emulators offer an all-in-one package, keeping the installation and configuration simple, and offering user friendly GUIs, with a drawback of high acquisition costs. For a large company, a all-in-one hardware package might be preferable, as one device can be sufficient to emulate a large scale network, while the software solutions offer a more budget friendly approach. For fiber optic networks, Fiber Optic Delay Lines can provide realistic network emulation, as these devices house the actual length of cable inside, therefore routing the traffic through the actual cable length and not just emulating it within software.</text:span></text:p>
      <text:p text:style-name="P7"/>
      <text:p text:style-name="P45"><text:span text:style-name="T123">通过阅读文章，我们可以了解到，出于商业和研究目的</text:span><text:span text:style-name="T124">，实现对于</text:span><text:span text:style-name="T123">真实的网络进行模拟和仿真至关重要</text:span><text:span text:style-name="T124">。</text:span><text:span text:style-name="T29">传统的</text:span><text:span text:style-name="T40"> WAN </text:span><text:span text:style-name="T29">仿真技术基于软件仿真和硬件仿真</text:span><text:span text:style-name="T30">。一方面，软件仿真器价格成本低，但它们需要更多的网络配置工作，工作人员的专业技能有一定要求。另一方面，硬件仿真器提供更多服务与功能，并且简化了安装和配置过程，但缺点是购置成本高。对于光纤网络，光纤延迟线可以提供更精确的网络仿真，因为这些设备内部装有实际长度的电缆，这提供了硬件仿真的可能</text:span><text:span text:style-name="T32">，</text:span><text:span text:style-name="T30">而不仅仅是在软件中模拟它。随着技术的不断发展</text:span><text:span text:style-name="T31">，对于在网络仿真的环境下进行测试，</text:span><text:span text:style-name="T106">在性能与成本之间取得平衡依然充满挑战性。</text:span></text:p>
      <text:p text:style-name="P42"/>
      <text:p text:style-name="P42"/>
      <text:p text:style-name="P45"><text:span text:style-name="T106">我认为整篇文章的表达是清晰的</text:span><text:span text:style-name="T111">，并且整体格式符合标准。文章最先解释了研究的前提以及研究动机。之后将仿真技术分为软、硬件两部分。之后，又对不同技术做出比较。接着提到了仿真光纤网络，所要求的硬件前提。最后总结了全文，并</text:span><text:span text:style-name="T107">论述了网络仿真所面临的困境</text:span><text:span text:style-name="T111">。</text:span></text:p>
      <text:p text:style-name="P43">文章通过不同角度<text:span text:style-name="T132">，</text:span>多维度介绍<text:span text:style-name="T132">，这帮助读者对于网络仿真技术的理解更全面。</text:span>文章内含有具体数据<text:span text:style-name="T127">，这增加了描述的准确性和真实性</text:span><text:span text:style-name="T128">。</text:span></text:p>
      <text:p text:style-name="P43"/>
      <text:p text:style-name="P43"><text:soft-page-break/></text:p>
      <text:p text:style-name="P43">需要改进的点：</text:p>
      <text:p text:style-name="P45"><text:span text:style-name="T109">1. </text:span><text:span text:style-name="T108">对于</text:span><text:span text:style-name="T112">“</text:span><text:span text:style-name="T108">仿真</text:span><text:span text:style-name="T112">”一词的定义，应该在最开头阐述，而不是放在2.2部分中。</text:span></text:p>
      <text:p text:style-name="P46"><text:span text:style-name="T109">2. 除了fiber delay lines (FDL)</text:span><text:span text:style-name="T114">，还可以从RAM中的Buffer, 使用FPGA network cards等因素为出发点，展开描述。因为它们也可能影响网络的延迟仿真。</text:span></text:p>
      <text:p text:style-name="P46"><text:span text:style-name="T114">3. </text:span><text:span text:style-name="T109">除了fiber networks还有copper networks</text:span><text:span text:style-name="T114">，可以对两种networks的性能或者其他特性做出比较。</text:span></text:p>
      <text:p text:style-name="P44"><text:span text:style-name="T114">4</text:span><text:span text:style-name="T108">. 大篇幅的段落</text:span><text:span text:style-name="T113">，全部使用同一索引，这会降低文章的可信度</text:span><text:span text:style-name="Emphasis"><text:span text:style-name="T125">。</text:span></text:span></text:p>
      <text:p text:style-name="P43"><text:span text:style-name="T135">5</text:span>. 有些用词不够准确<text:span text:style-name="T130">，对于同类网络仿真技术的不同实现的比较不够清晰，不够具体。</text:span></text:p>
      <text:p text:style-name="P21"><text:span text:style-name="T135">6</text:span>.<text:span text:style-name="T121"> 一些结构划分使得读者困惑</text:span><text:span text:style-name="T131">，比如5、5.1、5.2部分之间的关系。</text:span></text:p>
      <text:p text:style-name="P22"><text:span text:style-name="T135">7</text:span><text:span text:style-name="T134">. </text:span><text:span text:style-name="T133">文章出现的具体性能数据太多</text:span><text:span text:style-name="T129">，像是在看说明书，而不像一篇总结文章</text:span><text:span text:style-name="T134">，这也降低了阅读兴趣</text:span><text:span text:style-name="T1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Rome time" svg:font-family="'Rome tim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11:37:31.571558525</meta:creation-date>
    <dc:date>2023-01-03T22:43:55.813110959</dc:date>
    <meta:editing-duration>PT23H40S</meta:editing-duration>
    <meta:editing-cycles>120</meta:editing-cycles>
    <meta:generator>LibreOffice/7.3.7.2$Linux_X86_64 LibreOffice_project/30$Build-2</meta:generator>
    <meta:document-statistic meta:table-count="0" meta:image-count="0" meta:object-count="0" meta:page-count="11" meta:paragraph-count="54" meta:word-count="7729" meta:character-count="29987" meta:non-whitespace-character-count="25712"/>
  </office:meta>
</office:document-meta>
</file>